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font-name="Berlin Sans FB Demi"/>
    </style:style>
    <style:style style:name="TableColumn3" style:family="table-column">
      <style:table-column-properties style:column-width="1.1777in"/>
    </style:style>
    <style:style style:name="TableColumn4" style:family="table-column">
      <style:table-column-properties style:column-width="5.1152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7" style:parent-style-name="Normal" style:family="paragraph">
      <style:paragraph-properties fo:text-align="center" fo:margin-bottom="0in"/>
    </style:style>
    <style:style style:name="TableCell8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5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56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/>
      <style:text-properties style:font-name="Calibri Light" style:font-name-complex="Calibri Ligh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6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7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72" style:parent-style-name="Paragraphedeliste" style:family="paragraph">
      <style:paragraph-properties fo:margin-bottom="0in"/>
    </style:style>
    <style:style style:name="T73" style:parent-style-name="Policepardéfaut" style:family="text">
      <style:text-properties style:font-name="Calibri Light" style:font-name-complex="Calibri Light"/>
    </style:style>
    <style:style style:name="T74" style:parent-style-name="Lienhypertexte" style:family="text">
      <style:text-properties style:font-name="Calibri Light" style:font-name-complex="Calibri Light"/>
    </style:style>
    <style:style style:name="P7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8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9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9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4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0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0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0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03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0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2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26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2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2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2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3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3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37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4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44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45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5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5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53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/>
      <style:text-properties style:font-name="Calibri Light" style:font-name-complex="Calibri Light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62" style:parent-style-name="Normal" style:family="paragraph">
      <style:paragraph-properties fo:margin-bottom="0in" fo:margin-left="0.25in">
        <style:tab-stops/>
      </style:paragraph-properties>
      <style:text-properties style:font-name="Calibri Light" style:font-name-complex="Calibri Light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6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74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7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8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87" style:parent-style-name="Normal" style:family="paragraph">
      <style:paragraph-properties fo:margin-bottom="0in" fo:margin-left="0.25in">
        <style:tab-stops/>
      </style:paragraph-properties>
      <style:text-properties style:font-name="Calibri Light" style:font-name-complex="Calibri Light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9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9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0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1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17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1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24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3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3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37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3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44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45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5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5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5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64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6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71" style:parent-style-name="Paragraphedeliste" style:family="paragraph">
      <style:paragraph-properties fo:margin-bottom="0in"/>
      <style:text-properties style:font-name="Calibri Light" style:font-name-complex="Calibri Light"/>
    </style:style>
  </office:automatic-styles>
  <office:body>
    <office:text text:use-soft-page-breaks="true">
      <text:p text:style-name="P1">Suivi personnel</text:p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Date</text:p>
          </table:table-cell>
          <table:table-cell table:style-name="TableCell8">
            <text:p text:style-name="P9">Activité</text:p>
          </table:table-cell>
        </table:table-row>
        <table:table-row table:style-name="TableRow10">
          <table:table-cell table:style-name="TableCell11" table:number-columns-spanned="2">
            <text:p text:style-name="P12">Revue 1</text:p>
          </table:table-cell>
          <table:covered-table-cell/>
        </table:table-row>
        <table:table-row table:style-name="TableRow13">
          <table:table-cell table:style-name="TableCell14">
            <text:p text:style-name="P15">15/01/2018</text:p>
          </table:table-cell>
          <table:table-cell table:style-name="TableCell16">
            <text:list text:style-name="LFO1" text:continue-numbering="true">
              <text:list-item>
                <text:p text:style-name="P17">Prise de connaissance du projet</text:p>
              </text:list-item>
              <text:list-item>
                <text:p text:style-name="P18">Prise en main de GitHub Desktop</text:p>
              </text:list-item>
            </text:list>
            <text:p text:style-name="P19"><text:s text:c="5"/>• création du dossier portes_ouvertes</text:p>
            <text:p text:style-name="P20"><text:s text:c="5"/>• création du<text:s/>dossier suivi_personnel</text:p>
            <text:list text:style-name="LFO1" text:continue-numbering="true">
              <text:list-item>
                <text:p text:style-name="P21">Création de la plaquette pour la porte ouverte</text:p>
              </text:list-item>
            </text:list>
            <text:p text:style-name="P22"><text:s text:c="5"/>• en .pdf et .ppt</text:p>
          </table:table-cell>
        </table:table-row>
        <table:table-row table:style-name="TableRow23">
          <table:table-cell table:style-name="TableCell24">
            <text:p text:style-name="P25">22/01/2018</text:p>
          </table:table-cell>
          <table:table-cell table:style-name="TableCell26">
            <text:list text:style-name="LFO1" text:continue-numbering="true">
              <text:list-item>
                <text:p text:style-name="P27">Recherches à propos de l’environnement Netbeans</text:p>
              </text:list-item>
            </text:list>
            <text:p text:style-name="P28"><text:s text:c="5"/>• comment il fonctionne</text:p>
            <text:p text:style-name="P29"><text:s text:c="5"/>• l’installation</text:p>
            <text:list text:style-name="LFO1" text:continue-numbering="true">
              <text:list-item>
                <text:p text:style-name="P30">Recherches sur le framework Symfony</text:p>
              </text:list-item>
            </text:list>
            <text:p text:style-name="P31"><text:s text:c="5"/>• comment<text:s/>il fonctionne</text:p>
            <text:p text:style-name="P32"><text:s text:c="5"/>• l’installation<text:s/></text:p>
          </table:table-cell>
        </table:table-row>
        <table:table-row table:style-name="TableRow33">
          <table:table-cell table:style-name="TableCell34">
            <text:p text:style-name="P35">23/01/2018</text:p>
          </table:table-cell>
          <table:table-cell table:style-name="TableCell36">
            <text:list text:style-name="LFO1" text:continue-numbering="true">
              <text:list-item>
                <text:p text:style-name="P37">Recherches sur la boucle de tension 4/20 Ma</text:p>
              </text:list-item>
            </text:list>
            <text:p text:style-name="P38"><text:s text:c="5"/>• but</text:p>
            <text:p text:style-name="P39"><text:s text:c="5"/>• comment la réalisée</text:p>
            <text:p text:style-name="P40"><text:s text:c="5"/>• émetteur / récepteur</text:p>
            <text:p text:style-name="P41"><text:s text:c="5"/>• l’installation</text:p>
            <text:list text:style-name="LFO1" text:continue-numbering="true">
              <text:list-item>
                <text:p text:style-name="P42">Création du diaporama</text:p>
              </text:list-item>
            </text:list>
            <text:p text:style-name="P43"><text:s text:c="5"/>• première page</text:p>
          </table:table-cell>
        </table:table-row>
        <table:table-row table:style-name="TableRow44">
          <table:table-cell table:style-name="TableCell45">
            <text:p text:style-name="P46">25/01/2018</text:p>
          </table:table-cell>
          <table:table-cell table:style-name="TableCell47">
            <text:list text:style-name="LFO1" text:continue-numbering="true">
              <text:list-item>
                <text:p text:style-name="P48">Finalisation du<text:s/>diaporama</text:p>
              </text:list-item>
            </text:list>
            <text:p text:style-name="P49"><text:s text:c="5"/>• présentation du projet et rôle des étudiants avec Steven</text:p>
            <text:p text:style-name="P50"><text:s text:c="5"/>• partie personnelle</text:p>
          </table:table-cell>
        </table:table-row>
        <table:table-row table:style-name="TableRow51">
          <table:table-cell table:style-name="TableCell52">
            <text:p text:style-name="P53">29/01/2018</text:p>
          </table:table-cell>
          <table:table-cell table:style-name="TableCell54">
            <text:list text:style-name="LFO1" text:continue-numbering="true">
              <text:list-item>
                <text:p text:style-name="P55">Oral revue 1</text:p>
              </text:list-item>
              <text:list-item>
                <text:p text:style-name="P56">Matériel nécessaire pour la boucle 4/20mA.<text:s/></text:p>
              </text:list-item>
            </text:list>
          </table:table-cell>
        </table:table-row>
        <table:table-row table:style-name="TableRow57">
          <table:table-cell table:style-name="TableCell58" table:number-columns-spanned="2">
            <text:p text:style-name="P59">Revue 2</text:p>
          </table:table-cell>
          <table:covered-table-cell/>
        </table:table-row>
        <table:table-row table:style-name="TableRow60">
          <table:table-cell table:style-name="TableCell61">
            <text:p text:style-name="P62">30/01/2018</text:p>
          </table:table-cell>
          <table:table-cell table:style-name="TableCell63">
            <text:list text:style-name="LFO1" text:continue-numbering="true">
              <text:list-item>
                <text:p text:style-name="P64">Matériel nécessaire pour la boucle 4/20mA.</text:p>
              </text:list-item>
            </text:list>
            <text:p text:style-name="P65"><text:s text:c="4"/>• avec Samuel</text:p>
          </table:table-cell>
        </table:table-row>
        <table:table-row table:style-name="TableRow66">
          <table:table-cell table:style-name="TableCell67">
            <text:p text:style-name="P68">01/02/2018</text:p>
          </table:table-cell>
          <table:table-cell table:style-name="TableCell69">
            <text:list text:style-name="LFO1" text:continue-numbering="true">
              <text:list-item>
                <text:p text:style-name="P70">Maquette du site Web</text:p>
              </text:list-item>
              <text:list-item>
                <text:p text:style-name="P71">Découverte de Chart.js</text:p>
              </text:list-item>
            </text:list>
            <text:p text:style-name="P72"><text:span text:style-name="T73"><text:s text:c="4"/>•<text:s/></text:span><text:a xlink:href="http://www.chartjs.org/samples/latest/" office:target-frame-name="_top" xlink:show="replace"><text:span text:style-name="T74">http://www.chartjs.org/samples/latest/</text:span></text:a></text:p>
            <text:p text:style-name="P75"><text:s text:c="4"/>• Outils pour faire des graphs<text:s/></text:p>
          </table:table-cell>
        </table:table-row>
        <table:table-row table:style-name="TableRow76">
          <table:table-cell table:style-name="TableCell77">
            <text:p text:style-name="P78">05/02/2018</text:p>
          </table:table-cell>
          <table:table-cell table:style-name="TableCell79">
            <text:list text:style-name="LFO1" text:continue-numbering="true">
              <text:list-item>
                <text:p text:style-name="P80">Création du site Internet</text:p>
              </text:list-item>
            </text:list>
            <text:p text:style-name="P81"><text:s text:c="4"/>• suivant la charte.</text:p>
            <text:list text:style-name="LFO1" text:continue-numbering="true">
              <text:list-item>
                <text:p text:style-name="P82">Recherche sur l’adaptateur prévu</text:p>
              </text:list-item>
            </text:list>
            <text:p text:style-name="P83"><text:s text:c="4"/>• adaptateur 4/20 mA</text:p>
          </table:table-cell>
        </table:table-row>
        <table:table-row table:style-name="TableRow84">
          <table:table-cell table:style-name="TableCell85">
            <text:p text:style-name="P86">06/02/2018</text:p>
          </table:table-cell>
          <table:table-cell table:style-name="TableCell87">
            <text:list text:style-name="LFO1" text:continue-numbering="true">
              <text:list-item>
                <text:p text:style-name="P88">Finalisation du site Web</text:p>
              </text:list-item>
            </text:list>
            <text:p text:style-name="P89"><text:s text:c="4"/>• sans le php</text:p>
            <text:p text:style-name="P90"><text:s text:c="4"/>• suivant la maquette du site</text:p>
            <text:list text:style-name="LFO1" text:continue-numbering="true">
              <text:list-item>
                <text:p text:style-name="P91">Recherche de solutions autour des adaptateurs 4/20Ma</text:p>
              </text:list-item>
              <text:list-item>
                <text:p text:style-name="P92">Recherche de solutions réseau</text:p>
              </text:list-item>
            </text:list>
            <text:p text:style-name="P93"><text:s text:c="5"/>• entre la BDD et l’application Android</text:p>
            <text:p text:style-name="P94"><text:s text:c="5"/>• entre la BDD et l’application Web</text:p>
          </table:table-cell>
        </table:table-row>
        <table:table-row table:style-name="TableRow95">
          <table:table-cell table:style-name="TableCell96">
            <text:p text:style-name="P97">08/02/2018</text:p>
          </table:table-cell>
          <table:table-cell table:style-name="TableCell98">
            <text:list text:style-name="LFO1" text:continue-numbering="true">
              <text:list-item>
                <text:p text:style-name="P99">Ajout dans le site Web</text:p>
              </text:list-item>
            </text:list>
            <text:p text:style-name="P100"><text:s text:c="5"/>• datepicker sur image du calendrier</text:p>
            <text:list text:style-name="LFO1" text:continue-numbering="true">
              <text:list-item>
                <text:p text:style-name="P101">Ajout du diagramme de séquence</text:p>
              </text:list-item>
            </text:list>
            <text:soft-page-break/>
            <text:p text:style-name="P102"><text:s text:c="5"/>• diagramme_séquence_visualisation_site_web</text:p>
            <text:list text:style-name="LFO1" text:continue-numbering="true">
              <text:list-item>
                <text:p text:style-name="P103"><text:s/>Rangement du Github</text:p>
              </text:list-item>
            </text:list>
          </table:table-cell>
        </table:table-row>
        <text:soft-page-break/>
        <table:table-row table:style-name="TableRow104">
          <table:table-cell table:style-name="TableCell105">
            <text:p text:style-name="P106">12/02/2018</text:p>
          </table:table-cell>
          <table:table-cell table:style-name="TableCell107">
            <text:list text:style-name="LFO1" text:continue-numbering="true">
              <text:list-item>
                <text:p text:style-name="P108">Ajout<text:s/>du diagramme de cas d’utilisation</text:p>
              </text:list-item>
              <text:list-item>
                <text:p text:style-name="P109">Finalisation document choix_adaptateurs</text:p>
              </text:list-item>
              <text:list-item>
                <text:p text:style-name="P110">Modification des diagrammes</text:p>
              </text:list-item>
              <text:list-item>
                <text:p text:style-name="P111">Modification site web</text:p>
              </text:list-item>
            </text:list>
          </table:table-cell>
        </table:table-row>
        <table:table-row table:style-name="TableRow112">
          <table:table-cell table:style-name="TableCell113">
            <text:p text:style-name="P114">13/02/2018</text:p>
          </table:table-cell>
          <table:table-cell table:style-name="TableCell115">
            <text:list text:style-name="LFO1" text:continue-numbering="true">
              <text:list-item>
                <text:p text:style-name="P116">Création du document adaptateur_4_20_Ma</text:p>
              </text:list-item>
              <text:list-item>
                <text:p text:style-name="P117">Mise à jour des documents<text:s/></text:p>
              </text:list-item>
              <text:list-item>
                <text:p text:style-name="P118">Réunion pour la base de données</text:p>
              </text:list-item>
              <text:list-item>
                <text:p text:style-name="P119">Recherche bus I2C de<text:s/>la boucle 4/20 ma</text:p>
              </text:list-item>
            </text:list>
          </table:table-cell>
        </table:table-row>
        <table:table-row table:style-name="TableRow120">
          <table:table-cell table:style-name="TableCell121">
            <text:p text:style-name="P122">15/02/2018</text:p>
          </table:table-cell>
          <table:table-cell table:style-name="TableCell123">
            <text:list text:style-name="LFO1" text:continue-numbering="true">
              <text:list-item>
                <text:p text:style-name="P124">Recherche connexion Raspberry – Arduino</text:p>
              </text:list-item>
            </text:list>
            <text:p text:style-name="P125"><text:s text:c="5"/>• comment utiliser le TR RX</text:p>
            <text:p text:style-name="P126"><text:s text:c="5"/>• schéma de câblage avec TX RX</text:p>
            <text:list text:style-name="LFO1" text:continue-numbering="true">
              <text:list-item>
                <text:p text:style-name="P127">Réseau</text:p>
              </text:list-item>
              <text:list-item>
                <text:p text:style-name="P128">Ajout site web</text:p>
              </text:list-item>
            </text:list>
            <text:p text:style-name="P129"><text:s text:c="5"/>• menu dropdown</text:p>
            <text:list text:style-name="LFO1" text:continue-numbering="true">
              <text:list-item>
                <text:p text:style-name="P130">Schéma de câblage<text:s/></text:p>
              </text:list-item>
            </text:list>
            <text:p text:style-name="P131"><text:s text:c="5"/>• Raspberry -&gt; Arduino</text:p>
          </table:table-cell>
        </table:table-row>
        <table:table-row table:style-name="TableRow132">
          <table:table-cell table:style-name="TableCell133">
            <text:p text:style-name="P134">19/02/2018</text:p>
          </table:table-cell>
          <table:table-cell table:style-name="TableCell135">
            <text:list text:style-name="LFO1" text:continue-numbering="true">
              <text:list-item>
                <text:p text:style-name="P136">Schéma de<text:s/>câblage</text:p>
              </text:list-item>
            </text:list>
            <text:p text:style-name="P137"><text:s text:c="5"/>• ajout de résistances</text:p>
          </table:table-cell>
        </table:table-row>
        <table:table-row table:style-name="TableRow138">
          <table:table-cell table:style-name="TableCell139">
            <text:p text:style-name="P140">20/02/2018</text:p>
          </table:table-cell>
          <table:table-cell table:style-name="TableCell141">
            <text:list text:style-name="LFO1" text:continue-numbering="true">
              <text:list-item>
                <text:p text:style-name="P142">Connection de la Raspberry à la Arduino</text:p>
              </text:list-item>
            </text:list>
            <text:p text:style-name="P143"><text:s text:c="5"/>• programme accessible des deux côtés</text:p>
            <text:p text:style-name="P144"><text:s text:c="5"/>• connexion par USB</text:p>
            <text:list text:style-name="LFO1" text:continue-numbering="true">
              <text:list-item>
                <text:p text:style-name="P145">Ajout du graphique en Javascript</text:p>
              </text:list-item>
            </text:list>
          </table:table-cell>
        </table:table-row>
        <table:table-row table:style-name="TableRow146">
          <table:table-cell table:style-name="TableCell147">
            <text:p text:style-name="P148">22/02/2018</text:p>
          </table:table-cell>
          <table:table-cell table:style-name="TableCell149">
            <text:list text:style-name="LFO1" text:continue-numbering="true">
              <text:list-item>
                <text:p text:style-name="P150">Diapo_revue_2</text:p>
              </text:list-item>
              <text:list-item>
                <text:p text:style-name="P151">Raspberry to Arduino</text:p>
              </text:list-item>
            </text:list>
            <text:p text:style-name="P152"><text:s text:c="5"/>• TX – RX</text:p>
            <text:list text:style-name="LFO1" text:continue-numbering="true">
              <text:list-item>
                <text:p text:style-name="P153">Base<text:s/>de données MAJ</text:p>
              </text:list-item>
            </text:list>
          </table:table-cell>
        </table:table-row>
        <table:table-row table:style-name="TableRow154">
          <table:table-cell table:style-name="TableCell155" table:number-columns-spanned="2">
            <text:p text:style-name="P156">Revue 3</text:p>
          </table:table-cell>
          <table:covered-table-cell/>
        </table:table-row>
        <table:table-row table:style-name="TableRow157">
          <table:table-cell table:style-name="TableCell158">
            <text:p text:style-name="P159">01/03/2018</text:p>
          </table:table-cell>
          <table:table-cell table:style-name="TableCell160">
            <text:list text:style-name="LFO1" text:continue-numbering="true">
              <text:list-item>
                <text:p text:style-name="P161">Ajout php</text:p>
              </text:list-item>
            </text:list>
            <text:p text:style-name="P162"><text:s text:c="12"/>• Connection base de données</text:p>
          </table:table-cell>
        </table:table-row>
        <table:table-row table:style-name="TableRow163">
          <table:table-cell table:style-name="TableCell164">
            <text:p text:style-name="P165">05/03/2018</text:p>
          </table:table-cell>
          <table:table-cell table:style-name="TableCell166">
            <text:list text:style-name="LFO1" text:continue-numbering="true">
              <text:list-item>
                <text:p text:style-name="P167">Ajout données factices dans la base de données</text:p>
              </text:list-item>
            </text:list>
            <text:p text:style-name="P168"><text:s text:c="5"/>• modification BDD</text:p>
          </table:table-cell>
        </table:table-row>
        <table:table-row table:style-name="TableRow169">
          <table:table-cell table:style-name="TableCell170">
            <text:p text:style-name="P171">06/03/2018</text:p>
          </table:table-cell>
          <table:table-cell table:style-name="TableCell172">
            <text:list text:style-name="LFO1" text:continue-numbering="true">
              <text:list-item>
                <text:p text:style-name="P173">Ajout de la page pour récupérer les données</text:p>
              </text:list-item>
            </text:list>
            <text:p text:style-name="P174"><text:s text:c="5"/>• nom des capteurs</text:p>
            <text:p text:style-name="P175"><text:s text:c="5"/>•<text:s/>leurs valeurs</text:p>
          </table:table-cell>
        </table:table-row>
        <table:table-row table:style-name="TableRow176">
          <table:table-cell table:style-name="TableCell177">
            <text:p text:style-name="P178">08/03/2018</text:p>
          </table:table-cell>
          <table:table-cell table:style-name="TableCell179">
            <text:list text:style-name="LFO1" text:continue-numbering="true">
              <text:list-item>
                <text:p text:style-name="P180">Ajout des valeurs dans le graphique</text:p>
              </text:list-item>
            </text:list>
            <text:p text:style-name="P181"><text:s text:c="6"/>• ne fonctionnait pas</text:p>
          </table:table-cell>
        </table:table-row>
        <table:table-row table:style-name="TableRow182">
          <table:table-cell table:style-name="TableCell183">
            <text:p text:style-name="P184">12/03/2018</text:p>
          </table:table-cell>
          <table:table-cell table:style-name="TableCell185">
            <text:list text:style-name="LFO1" text:continue-numbering="true">
              <text:list-item>
                <text:p text:style-name="P186">Ajout des valeurs dans le graphique</text:p>
              </text:list-item>
            </text:list>
            <text:p text:style-name="P187"><text:s text:c="14"/>• ne fonctionnait pas</text:p>
          </table:table-cell>
        </table:table-row>
        <table:table-row table:style-name="TableRow188">
          <table:table-cell table:style-name="TableCell189">
            <text:p text:style-name="P190">13/03/2018</text:p>
          </table:table-cell>
          <table:table-cell table:style-name="TableCell191">
            <text:list text:style-name="LFO1" text:continue-numbering="true">
              <text:list-item>
                <text:p text:style-name="P192">Ajout des valeurs dans le graphique</text:p>
              </text:list-item>
            </text:list>
            <text:p text:style-name="P193"><text:s text:c="7"/>• ne fonctionnait pas</text:p>
          </table:table-cell>
        </table:table-row>
        <table:table-row table:style-name="TableRow194">
          <table:table-cell table:style-name="TableCell195">
            <text:p text:style-name="P196">15/03/2018</text:p>
          </table:table-cell>
          <table:table-cell table:style-name="TableCell197">
            <text:list text:style-name="LFO1" text:continue-numbering="true">
              <text:list-item>
                <text:p text:style-name="P198">Ajout des valeurs dans le graphique</text:p>
              </text:list-item>
            </text:list>
            <text:p text:style-name="P199"><text:s text:c="7"/>• ne fonctionnait pas</text:p>
          </table:table-cell>
        </table:table-row>
        <table:table-row table:style-name="TableRow200">
          <table:table-cell table:style-name="TableCell201">
            <text:p text:style-name="P202">19/03/2018</text:p>
          </table:table-cell>
          <table:table-cell table:style-name="TableCell203">
            <text:list text:style-name="LFO1" text:continue-numbering="true">
              <text:list-item>
                <text:p text:style-name="P204">Ajout des valeurs dans le graphique</text:p>
              </text:list-item>
            </text:list>
            <text:p text:style-name="P205"><text:s text:c="7"/>• visualisation de la date</text:p>
          </table:table-cell>
        </table:table-row>
        <table:table-row table:style-name="TableRow206">
          <table:table-cell table:style-name="TableCell207">
            <text:p text:style-name="P208">20/03/2018</text:p>
          </table:table-cell>
          <table:table-cell table:style-name="TableCell209">
            <text:list text:style-name="LFO1" text:continue-numbering="true">
              <text:list-item>
                <text:p text:style-name="P210">Ajout des valeurs dans le graphique</text:p>
              </text:list-item>
            </text:list>
            <text:p text:style-name="P211"><text:s text:c="7"/>• visualisation du nom des capteurs</text:p>
          </table:table-cell>
        </table:table-row>
        <table:table-row table:style-name="TableRow212">
          <table:table-cell table:style-name="TableCell213">
            <text:p text:style-name="P214">22/03/2018</text:p>
          </table:table-cell>
          <table:table-cell table:style-name="TableCell215">
            <text:list text:style-name="LFO1" text:continue-numbering="true">
              <text:list-item>
                <text:p text:style-name="P216">Séparation des fichiers en deux parties</text:p>
              </text:list-item>
            </text:list>
            <text:p text:style-name="P217"><text:s text:c="7"/>• Javascript</text:p>
            <text:p text:style-name="P218"><text:s text:c="7"/>• PHP</text:p>
          </table:table-cell>
        </table:table-row>
        <text:soft-page-break/>
        <table:table-row table:style-name="TableRow219">
          <table:table-cell table:style-name="TableCell220">
            <text:p text:style-name="P221">26/03/2018</text:p>
          </table:table-cell>
          <table:table-cell table:style-name="TableCell222">
            <text:list text:style-name="LFO1" text:continue-numbering="true">
              <text:list-item>
                <text:p text:style-name="P223">Mise en place du programme pour Arduino</text:p>
              </text:list-item>
            </text:list>
            <text:p text:style-name="P224"><text:s text:c="7"/>• un programme pour deux capteurs</text:p>
          </table:table-cell>
        </table:table-row>
        <table:table-row table:style-name="TableRow225">
          <table:table-cell table:style-name="TableCell226">
            <text:p text:style-name="P227">29/03/2018</text:p>
          </table:table-cell>
          <table:table-cell table:style-name="TableCell228">
            <text:list text:style-name="LFO1" text:continue-numbering="true">
              <text:list-item>
                <text:p text:style-name="P229">Mise en place des tests unitaires</text:p>
              </text:list-item>
            </text:list>
            <text:p text:style-name="P230"><text:s text:c="7"/>• pour température max</text:p>
            <text:p text:style-name="P231"><text:s text:c="7"/>• pour température min</text:p>
          </table:table-cell>
        </table:table-row>
        <table:table-row table:style-name="TableRow232">
          <table:table-cell table:style-name="TableCell233">
            <text:p text:style-name="P234">02/04/2018</text:p>
          </table:table-cell>
          <table:table-cell table:style-name="TableCell235">
            <text:list text:style-name="LFO1" text:continue-numbering="true">
              <text:list-item>
                <text:p text:style-name="P236">Mise en place du cahier de recette</text:p>
              </text:list-item>
            </text:list>
            <text:p text:style-name="P237"><text:s text:c="7"/>•<text:s/>envoie des données</text:p>
            <text:p text:style-name="P238"><text:s text:c="7"/>• récupération des données</text:p>
          </table:table-cell>
        </table:table-row>
        <table:table-row table:style-name="TableRow239">
          <table:table-cell table:style-name="TableCell240">
            <text:p text:style-name="P241">05/04/2018</text:p>
          </table:table-cell>
          <table:table-cell table:style-name="TableCell242">
            <text:list text:style-name="LFO1" text:continue-numbering="true">
              <text:list-item>
                <text:p text:style-name="P243">Ajout d’une page</text:p>
              </text:list-item>
            </text:list>
            <text:p text:style-name="P244"><text:s text:c="7"/>• ajouter_capteur</text:p>
            <text:list text:style-name="LFO1" text:continue-numbering="true">
              <text:list-item>
                <text:p text:style-name="P245">Plan de câblage</text:p>
              </text:list-item>
            </text:list>
          </table:table-cell>
        </table:table-row>
        <table:table-row table:style-name="TableRow246">
          <table:table-cell table:style-name="TableCell247">
            <text:p text:style-name="P248">09/04/2018</text:p>
          </table:table-cell>
          <table:table-cell table:style-name="TableCell249">
            <text:list text:style-name="LFO1" text:continue-numbering="true">
              <text:list-item>
                <text:p text:style-name="P250">Préparation du dossier à rendre</text:p>
              </text:list-item>
            </text:list>
            <text:p text:style-name="P251"><text:s text:c="6"/>• dossier commun</text:p>
            <text:p text:style-name="P252"><text:s text:c="6"/>• partie personnelle</text:p>
          </table:table-cell>
        </table:table-row>
        <table:table-row table:style-name="TableRow253">
          <table:table-cell table:style-name="TableCell254">
            <text:p text:style-name="P255">15/05/2018</text:p>
          </table:table-cell>
          <table:table-cell table:style-name="TableCell256">
            <text:list text:style-name="LFO1" text:continue-numbering="true">
              <text:list-item>
                <text:p text:style-name="P257">Ajout des valeurs dans le graphique</text:p>
              </text:list-item>
            </text:list>
            <text:p text:style-name="P258"><text:s text:c="6"/>• essaie d’une API</text:p>
          </table:table-cell>
        </table:table-row>
        <table:table-row table:style-name="TableRow259">
          <table:table-cell table:style-name="TableCell260">
            <text:p text:style-name="P261">17/05/2018</text:p>
          </table:table-cell>
          <table:table-cell table:style-name="TableCell262">
            <text:list text:style-name="LFO1" text:continue-numbering="true">
              <text:list-item>
                <text:p text:style-name="P263">Ajout des valeurs dans le graphique</text:p>
              </text:list-item>
            </text:list>
            <text:p text:style-name="P264"><text:s text:c="6"/>• modification de la requête</text:p>
            <text:p text:style-name="P265"><text:s text:c="6"/>• création d’un nouveau tableau</text:p>
          </table:table-cell>
        </table:table-row>
        <table:table-row table:style-name="TableRow266">
          <table:table-cell table:style-name="TableCell267">
            <text:p text:style-name="P268">21/05/2018</text:p>
          </table:table-cell>
          <table:table-cell table:style-name="TableCell269">
            <text:list text:style-name="LFO1" text:continue-numbering="true">
              <text:list-item>
                <text:p text:style-name="P270">Ajout des valeurs dans le graphique</text:p>
              </text:list-item>
            </text:list>
            <text:p text:style-name="P271"><text:s text:c="6"/>• création du select pour faciliter la requêt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NEAU Rineau</meta:initial-creator>
    <dc:creator>RINEAU Rineau</dc:creator>
    <meta:creation-date>2018-01-22T08:09:00Z</meta:creation-date>
    <dc:date>2018-05-22T12:55:00Z</dc:date>
    <meta:template xlink:href="Normal.dotm" xlink:type="simple"/>
    <meta:editing-cycles>31</meta:editing-cycles>
    <meta:editing-duration>PT15060S</meta:editing-duration>
    <meta:document-statistic meta:page-count="3" meta:paragraph-count="8" meta:word-count="627" meta:character-count="4072" meta:row-count="28" meta:non-whitespace-character-count="3453"/>
  </office:meta>
</office:document-meta>
</file>